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style:font-name-asian="Roboto1" style:font-name-complex="Roboto1"/>
    </style:style>
    <style:style style:name="P2" style:family="paragraph" style:parent-style-name="Standard">
      <style:text-properties style:font-name="Roboto" fo:font-weight="bold" style:font-name-asian="Roboto1" style:font-weight-asian="bold" style:font-name-complex="Roboto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 style:list-style-name="WWNum7">
      <style:paragraph-properties fo:margin-left="1in" fo:margin-right="0in" fo:text-indent="-0.25in" style:auto-text-indent="false"/>
    </style:style>
    <style:style style:name="P15" style:family="paragraph" style:parent-style-name="Standard" style:list-style-name="WWNum9">
      <style:paragraph-properties fo:margin-left="1in" fo:margin-right="0in" fo:text-indent="-0.25in" style:auto-text-indent="false"/>
    </style:style>
    <style:style style:name="P16" style:family="paragraph" style:parent-style-name="Standard" style:list-style-name="WWNum3">
      <style:paragraph-properties fo:margin-left="1in" fo:margin-right="0in" fo:text-indent="-0.25in" style:auto-text-indent="false"/>
    </style:style>
    <style:style style:name="P17" style:family="paragraph" style:parent-style-name="Standard" style:list-style-name="WWNum6">
      <style:paragraph-properties fo:margin-left="1in" fo:margin-right="0in" fo:text-indent="-0.25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Roboto" style:font-name-asian="Roboto1" style:font-name-complex="Roboto1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Roboto" fo:font-style="italic" style:font-name-asian="Roboto1" style:font-style-asian="italic" style:font-name-complex="Roboto1"/>
    </style:style>
    <style:style style:name="P21" style:family="paragraph" style:parent-style-name="Title" style:master-page-name="Standard">
      <style:paragraph-properties fo:text-align="center" style:justify-single-word="false" style:page-number="1"/>
    </style:style>
    <style:style style:name="P22" style:family="paragraph" style:parent-style-name="Heading_20_4" style:list-style-name="WWNum5">
      <style:paragraph-properties fo:margin-left="0.5in" fo:margin-right="0in" fo:text-indent="-0.25in" style:auto-text-indent="false"/>
    </style:style>
    <style:style style:name="P23" style:family="paragraph" style:parent-style-name="Subtitle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style:font-name="Roboto" style:font-name-asian="Roboto1" style:font-name-complex="Roboto1"/>
    </style:style>
    <style:style style:name="T4" style:family="text">
      <style:text-properties style:font-name="Roboto" style:font-name-asian="Roboto1" style:font-name-complex="Roboto1"/>
    </style:style>
    <style:style style:name="T5" style:family="text">
      <style:text-properties style:font-name="Roboto" style:text-underline-style="solid" style:text-underline-width="auto" style:text-underline-color="font-color" style:font-name-asian="Roboto1" style:font-name-complex="Roboto1"/>
    </style:style>
    <style:style style:name="T6" style:family="text">
      <style:text-properties style:font-name="Roboto" style:text-underline-style="none" style:font-name-asian="Roboto1" style:font-name-complex="Roboto1"/>
    </style:style>
    <style:style style:name="T7" style:family="text">
      <style:text-properties style:font-name="Roboto" fo:font-weight="bold" style:font-name-asian="Roboto1" style:font-weight-asian="bold" style:font-name-complex="Roboto1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h4ex465fxrgw"/>Анализ Базы Данных “Bookings”</text:p>
      <text:p text:style-name="P23"><text:bookmark text:name="_b9imcexnmhv1"/><text:span text:style-name="T1">Выполнила: Анна Кантерова (SQL-16)</text:span></text:p>
      <text:p text:style-name="P1"/>
      <text:p text:style-name="Heading_20_3"><text:bookmark text:name="_ebeauutxm4jx"/><text:span text:style-name="T1">Описание БД</text:span></text:p>
      <text:p text:style-name="Standard"><text:span text:style-name="T4">Демонстрационная база данных для СУБД PostgreSQL “Авиаперевозки” предоставлена под </text:span><text:a xlink:type="simple" xlink:href="https://www.postgresql.org/about/licence/" text:style-name="ListLabel_20_82" text:visited-style-name="ListLabel_20_82"><text:span text:style-name="T5">лицензией PostgreSQL</text:span></text:a><text:span text:style-name="T4"> на сайте </text:span><text:a xlink:type="simple" xlink:href="https://edu.postgrespro.ru/bookings.pdf" text:style-name="ListLabel_20_82" text:visited-style-name="ListLabel_20_82"><text:span text:style-name="T5">“PostgresPRO.ru”</text:span></text:a><text:span text:style-name="T4">. Установка БД производится с помощью 3 предоставленных файлов, содержащих SQL-скрипты, создающиие базу данных “demo” и наполняющие ее данными в одном из следующих версий объемов:</text:span></text:p>
      <text:list xml:id="list1020393656" text:style-name="WWNum1">
        <text:list-item>
          <text:p text:style-name="P3"><text:span text:style-name="T4">small - данные по полетам за один месяц (размер БД 265 МБ),</text:span></text:p>
        </text:list-item>
        <text:list-item>
          <text:p text:style-name="P3"><text:span text:style-name="T4">medium - <text:s/>данные по полетам за три месяца (размер БД 666 МБ),</text:span></text:p>
        </text:list-item>
        <text:list-item>
          <text:p text:style-name="P3"><text:span text:style-name="T4">big - <text:s/>данные по полетам за год (размер БД 2502 МБ).</text:span></text:p>
        </text:list-item>
      </text:list>
      <text:p text:style-name="P1"/>
      <text:p text:style-name="Standard"><text:span text:style-name="T4">Основной сущностью БД является бронирование (bookings).</text:span></text:p>
      <text:p text:style-name="P1"/>
      <text:p text:style-name="Standard"><text:span text:style-name="T4">Данная сущность включает в себя:</text:span></text:p>
      <text:list xml:id="list1916926179" text:style-name="WWNum2">
        <text:list-item>
          <text:p text:style-name="P4"><text:span text:style-name="T4">8 таблиц</text:span></text:p>
        </text:list-item>
        <text:list-item>
          <text:p text:style-name="P11"><text:span text:style-name="T4">1 представление</text:span></text:p>
        </text:list-item>
        <text:list-item>
          <text:p text:style-name="P4"><text:span text:style-name="T4">2 материализованных представления.</text:span></text:p>
        </text:list-item>
      </text:list>
      <text:p text:style-name="P12"/>
      <text:p text:style-name="P12"/>
      <text:p text:style-name="P13"><text:span text:style-name="T8">Список таблиц БД</text:span></text:p>
      <text:list xml:id="list1817932300" text:style-name="WWNum8">
        <text:list-item>
          <text:p text:style-name="P5"><text:span text:style-name="T4">Aircrafts (Самолеты) - таблица</text:span></text:p>
        </text:list-item>
        <text:list-item>
          <text:p text:style-name="P5"><text:span text:style-name="T4">Airports (Аэропорты) - таблица</text:span></text:p>
        </text:list-item>
        <text:list-item>
          <text:p text:style-name="P5"><text:soft-page-break/><text:span text:style-name="T4">Boarding_passes (Посадочные талоны) - таблица</text:span></text:p>
        </text:list-item>
        <text:list-item>
          <text:p text:style-name="P5"><text:span text:style-name="T4">Bookings (Бронирования) - таблица</text:span></text:p>
        </text:list-item>
        <text:list-item>
          <text:p text:style-name="P5"><text:span text:style-name="T4">Flights (Рейсы) - таблица</text:span></text:p>
        </text:list-item>
        <text:list-item>
          <text:p text:style-name="P5"><text:span text:style-name="T4">Flights_v (Рейсы, расширенное представление) - представление</text:span></text:p>
        </text:list-item>
        <text:list-item>
          <text:p text:style-name="P5"><text:span text:style-name="T7">Flights_distance (Дальность перелетов) - вновь созданное материализованное представление</text:span></text:p>
        </text:list-item>
        <text:list-item>
          <text:p text:style-name="P5"><text:span text:style-name="T4">Routes (Маршруты) - материализованное представление</text:span></text:p>
        </text:list-item>
        <text:list-item>
          <text:p text:style-name="P5"><text:span text:style-name="T4">Seats (Места в самолете) - таблица</text:span></text:p>
        </text:list-item>
        <text:list-item>
          <text:p text:style-name="P5"><text:span text:style-name="T4">Ticket_flights (Перелеты) - таблица</text:span></text:p>
        </text:list-item>
        <text:list-item>
          <text:p text:style-name="P5"><text:span text:style-name="T4">Tickets (Билеты) - таблица</text:span></text:p>
        </text:list-item>
      </text:list>
      <text:p text:style-name="Heading_20_3"><text:bookmark text:name="_20bwh9z3ecvq"/><text:span text:style-name="T1">Описание таблиц БД</text:span></text:p>
      <text:list xml:id="list1728460085" text:style-name="WWNum5">
        <text:list-item>
          <text:p text:style-name="P22"><text:bookmark text:name="_p60dnsrye846"/><text:span text:style-name="T1">Aircrafts (Самолеты) - таблица:</text:span></text:p>
        </text:list-item>
      </text:list>
      <text:p text:style-name="Standard"><text:span text:style-name="T4">Каждая модель воздушного судна идентифицируется своим трехзначным кодом (aircraft_code). Указывается также название модели (model) и максимальная дальность полета в километрах (range).</text:span></text:p>
      <text:p text:style-name="P1"/>
      <text:list xml:id="list2353224642" text:style-name="WWNum7">
        <text:list-item>
          <text:p text:style-name="P6"><text:span text:style-name="T4">Столбцы:</text:span></text:p>
          <text:list>
            <text:list-item>
              <text:p text:style-name="P14"><text:span text:style-name="T4">aircraft_code - char(3), NOT NULL</text:span></text:p>
            </text:list-item>
            <text:list-item>
              <text:p text:style-name="P14"><text:span text:style-name="T4">model - text, NOT NULL</text:span></text:p>
            </text:list-item>
            <text:list-item>
              <text:p text:style-name="P14"><text:span text:style-name="T4">range - integer, NOT NULL</text:span></text:p>
            </text:list-item>
          </text:list>
        </text:list-item>
        <text:list-item>
          <text:p text:style-name="P6"><text:span text:style-name="T4">Индексы:</text:span></text:p>
          <text:list>
            <text:list-item>
              <text:p text:style-name="P14"><text:span text:style-name="T4">PRIMARY KEY, btree (aircraft_code)</text:span></text:p>
            </text:list-item>
          </text:list>
        </text:list-item>
        <text:list-item>
          <text:p text:style-name="P6"><text:span text:style-name="T4">Ограничения-проверки:</text:span></text:p>
          <text:list>
            <text:list-item>
              <text:p text:style-name="P14"><text:span text:style-name="T4">CHECK (range &gt; 0)</text:span></text:p>
            </text:list-item>
          </text:list>
        </text:list-item>
        <text:list-item>
          <text:p text:style-name="P6"><text:soft-page-break/><text:span text:style-name="T4">Внешние ссылки:</text:span></text:p>
          <text:list>
            <text:list-item>
              <text:p text:style-name="P14"><text:span text:style-name="T4">TABLE "flights" FOREIGN KEY (aircraft_code)</text:span></text:p>
            </text:list-item>
            <text:list-item>
              <text:p text:style-name="P14"><text:span text:style-name="T4">REFERENCES aircrafts(aircraft_code) TABLE "seats" FOREIGN KEY (aircraft_code)</text:span></text:p>
            </text:list-item>
            <text:list-item>
              <text:p text:style-name="P14"><text:span text:style-name="T4">REFERENCES aircrafts(aircraft_code) ON DELETE CASCADE</text:span></text:p>
            </text:list-item>
          </text:list>
        </text:list-item>
      </text:list>
      <text:p text:style-name="P19"/>
      <text:p text:style-name="P1"/>
      <text:list xml:id="list195721214351729" text:continue-list="list1728460085" text:style-name="WWNum5">
        <text:list-item>
          <text:p text:style-name="P22"><text:bookmark text:name="_lm9fn8bvc8ax"/><text:span text:style-name="T1">Airports (Аэропорты) - таблица:</text:span></text:p>
        </text:list-item>
      </text:list>
      <text:p text:style-name="P18"><text:span text:style-name="T4">Аэропорт идентифицируется трехбуквенным кодом (airport_code) и имеет свое имя (airport_name).</text:span></text:p>
      <text:p text:style-name="P19"/>
      <text:p text:style-name="P18"><text:span text:style-name="T4">Для города не предусмотрено отдельной сущности, но название (city) указывается и может служить для того, чтобы определить аэропорты одного города. Также указывается широта (longitude), долгота (latitude) и часовой пояс (timezone).</text:span></text:p>
      <text:p text:style-name="P19"/>
      <text:list xml:id="list2593386873" text:style-name="WWNum9">
        <text:list-item>
          <text:p text:style-name="P7"><text:span text:style-name="T4">Столбцы:</text:span></text:p>
          <text:list>
            <text:list-item>
              <text:p text:style-name="P15"><text:span text:style-name="T4">airport_code - char(3), NOT NULL</text:span></text:p>
            </text:list-item>
            <text:list-item>
              <text:p text:style-name="P15"><text:span text:style-name="T4">airport_name - text, NOT NULL</text:span></text:p>
            </text:list-item>
            <text:list-item>
              <text:p text:style-name="P15"><text:span text:style-name="T4">city - text, NOT NULL</text:span></text:p>
            </text:list-item>
            <text:list-item>
              <text:p text:style-name="P15"><text:span text:style-name="T4">longitude - float, NOT NULL</text:span></text:p>
            </text:list-item>
            <text:list-item>
              <text:p text:style-name="P15"><text:span text:style-name="T4">latitude - float, NOT NULL</text:span></text:p>
            </text:list-item>
            <text:list-item>
              <text:p text:style-name="P15"><text:span text:style-name="T4">timezone - text, NOT NULL</text:span></text:p>
            </text:list-item>
          </text:list>
        </text:list-item>
        <text:list-item>
          <text:p text:style-name="P7"><text:span text:style-name="T4">Индексы:</text:span></text:p>
          <text:list>
            <text:list-item>
              <text:p text:style-name="P15"><text:span text:style-name="T4">PRIMARY KEY, btree (airport_code)</text:span></text:p>
            </text:list-item>
          </text:list>
        </text:list-item>
        <text:list-item>
          <text:p text:style-name="P7"><text:span text:style-name="T4">Внешние ссылки:</text:span></text:p>
          <text:list>
            <text:list-item>
              <text:p text:style-name="P15"><text:soft-page-break/><text:span text:style-name="T4">TABLE "flights" FOREIGN KEY (arrival_airport)</text:span></text:p>
            </text:list-item>
            <text:list-item>
              <text:p text:style-name="P15"><text:span text:style-name="T4">REFERENCES airports(airport_code)</text:span></text:p>
            </text:list-item>
            <text:list-item>
              <text:p text:style-name="P15"><text:span text:style-name="T4">TABLE "flights" FOREIGN KEY (departure_airport)</text:span></text:p>
            </text:list-item>
            <text:list-item>
              <text:p text:style-name="P15"><text:span text:style-name="T4">REFERENCES airports(airport_code)</text:span></text:p>
            </text:list-item>
          </text:list>
        </text:list-item>
      </text:list>
      <text:p text:style-name="P19"/>
      <text:list xml:id="list195720477766009" text:continue-list="list195721214351729" text:style-name="WWNum5">
        <text:list-item>
          <text:p text:style-name="P22"><text:bookmark text:name="_40c4zlb2o47r"/><text:span text:style-name="T1">Boarding_passes (Посадочные талоны) - таблица:</text:span></text:p>
        </text:list-item>
      </text:list>
      <text:p text:style-name="Standard"><text:span text:style-name="T4">При регистрации на рейс, которая возможна за сутки до плановой даты отправления, пассажиру выдается посадочный талон. Он идентифицируется также, как и перелет — номером билета и номером рейса.</text:span></text:p>
      <text:p text:style-name="P1"/>
      <text:p text:style-name="Standard"><text:span text:style-name="T4">Посадочным талонам присваиваются последовательные номера (boarding_no) в порядке регистрации пассажиров на рейс (этот номер будет уникальным только в пределах данного рейса). В посадочном талоне указывается номер места (seat_no).</text:span></text:p>
      <text:p text:style-name="P1"/>
      <text:list xml:id="list2152346066" text:style-name="WWNum3">
        <text:list-item>
          <text:p text:style-name="P8"><text:span text:style-name="T4">Столбцы:</text:span></text:p>
          <text:list>
            <text:list-item>
              <text:p text:style-name="P16"><text:span text:style-name="T4">ticket_no - char(13), NOT NULL</text:span></text:p>
            </text:list-item>
            <text:list-item>
              <text:p text:style-name="P16"><text:span text:style-name="T4">flight_id - integer, NOT NULL</text:span></text:p>
            </text:list-item>
            <text:list-item>
              <text:p text:style-name="P16"><text:span text:style-name="T4">boarding_no - integer, NOT NULL</text:span></text:p>
            </text:list-item>
            <text:list-item>
              <text:p text:style-name="P16"><text:span text:style-name="T4">seat_no - varchar(4), NOT NULL</text:span></text:p>
            </text:list-item>
          </text:list>
        </text:list-item>
        <text:list-item>
          <text:p text:style-name="P8"><text:span text:style-name="T4">Индексы:</text:span></text:p>
          <text:list>
            <text:list-item>
              <text:p text:style-name="P16"><text:span text:style-name="T4">PRIMARY KEY, btree (ticket_no, flight_id)</text:span></text:p>
            </text:list-item>
            <text:list-item>
              <text:p text:style-name="P16"><text:span text:style-name="T4">UNIQUE CONSTRAINT, btree (flight_id, boarding_no) UNIQUE CONSTRAINT, btree (flight_id, seat_no)</text:span></text:p>
            </text:list-item>
          </text:list>
        </text:list-item>
        <text:list-item>
          <text:p text:style-name="P8"><text:span text:style-name="T4">Ограничения внешнего ключа:</text:span></text:p>
          <text:list>
            <text:list-item>
              <text:p text:style-name="P16"><text:span text:style-name="T4">FOREIGN KEY (ticket_no, flight_id)</text:span></text:p>
            </text:list-item>
            <text:list-item>
              <text:p text:style-name="P16"><text:span text:style-name="T4">REFERENCES ticket_flights(ticket_no, flight_id)</text:span></text:p>
            </text:list-item>
          </text:list>
        </text:list-item>
      </text:list>
      <text:p text:style-name="P19"><text:soft-page-break/></text:p>
      <text:list xml:id="list195720169808927" text:continue-list="list195720477766009" text:style-name="WWNum5">
        <text:list-item>
          <text:p text:style-name="P22"><text:bookmark text:name="_oq2eh12vg5hp"/><text:span text:style-name="T1">Bookings (Бронирования) - таблица:</text:span></text:p>
        </text:list-item>
      </text:list>
      <text:p text:style-name="Standard"><text:span text:style-name="T4">Пассажир заранее (book_date, максимум за месяц до рейса) бронирует билет себе и, возможно, нескольким другим пассажирам. Бронирование идентифицируется номером (book_ref, шестизначная комбинация букв и цифр).</text:span></text:p>
      <text:p text:style-name="P1"/>
      <text:p text:style-name="Standard"><text:span text:style-name="T4">Поле total_amount хранит общую стоимость включенных в бронирование перелетов всех пассажиров.</text:span></text:p>
      <text:p text:style-name="P1"/>
      <text:list xml:id="list195720895911540" text:continue-list="list2152346066" text:style-name="WWNum3">
        <text:list-item>
          <text:p text:style-name="P8"><text:span text:style-name="T4">Столбцы:</text:span></text:p>
          <text:list>
            <text:list-item>
              <text:p text:style-name="P16"><text:span text:style-name="T4">book_ref - char(6), NOT NULL</text:span></text:p>
            </text:list-item>
            <text:list-item>
              <text:p text:style-name="P16"><text:span text:style-name="T4">book_date - timestamptz, NOT NULL</text:span></text:p>
            </text:list-item>
            <text:list-item>
              <text:p text:style-name="P16"><text:span text:style-name="T4">total_amount - numeric(10,2)б NOT NULL</text:span></text:p>
            </text:list-item>
          </text:list>
        </text:list-item>
        <text:list-item>
          <text:p text:style-name="P8"><text:span text:style-name="T4">Индексы:</text:span></text:p>
          <text:list>
            <text:list-item>
              <text:p text:style-name="P16"><text:span text:style-name="T4">PRIMARY KEY, btree (book_ref)</text:span></text:p>
            </text:list-item>
          </text:list>
        </text:list-item>
        <text:list-item>
          <text:p text:style-name="P8"><text:span text:style-name="T4">Внешние ссылки:</text:span></text:p>
          <text:list>
            <text:list-item>
              <text:p text:style-name="P16"><text:span text:style-name="T4">TABLE "tickets" FOREIGN KEY (book_ref) REFERENCES bookings(book_ref)</text:span></text:p>
            </text:list-item>
          </text:list>
        </text:list-item>
      </text:list>
      <text:p text:style-name="P19"/>
      <text:list xml:id="list195720177600117" text:continue-list="list195720169808927" text:style-name="WWNum5">
        <text:list-item>
          <text:p text:style-name="P22"><text:bookmark text:name="_ychwhu5god4x"/><text:span text:style-name="T1">Flights (Рейсы) - таблица:</text:span></text:p>
        </text:list-item>
      </text:list>
      <text:p text:style-name="Standard"><text:span text:style-name="T4">Естественный ключ таблицы рейсов состоит из двух полей — номера рейса (flight_no) и даты отправления (scheduled_departure). Чтобы сделать внешние ключи на эту таблицу компактнее, в качестве первичного используется суррогатный ключ (flight_id).</text:span></text:p>
      <text:p text:style-name="P1"/>
      <text:p text:style-name="Standard"><text:span text:style-name="T4">Рейс всегда соединяет две точки — аэропорты вылета (departure_airport) и прибытия (arrival_airport). Такое понятие, как «рейс с пересадками» отсутствует: если из одного аэропорта до другого нет прямого рейса, в билет просто включаются несколько необходимых рейсов.</text:span></text:p>
      <text:p text:style-name="P1"/>
      <text:p text:style-name="Standard"><text:span text:style-name="T4">У каждого рейса есть запланированные дата и время вылета (scheduled_departure) и прибытия (scheduled_arrival). Реальные время вылета (actual_departure) и прибытия (actual_arrival) могут отличаться: обычно не сильно, но иногда и на несколько часов, если рейс задержан.</text:span></text:p>
      <text:p text:style-name="P1"><text:soft-page-break/></text:p>
      <text:list xml:id="list4119919706" text:style-name="WWNum6">
        <text:list-item>
          <text:p text:style-name="P9"><text:span text:style-name="T4">Статус рейса (status) может принимать одно из следующих значений:</text:span></text:p>
          <text:list>
            <text:list-item>
              <text:p text:style-name="P17"><text:span text:style-name="T4">Scheduled - Рейс доступен для бронирования. Это происходит за месяц до плановой даты вылета; до этого запись о рейсе не существует в базе данных.</text:span></text:p>
            </text:list-item>
            <text:list-item>
              <text:p text:style-name="P17"><text:span text:style-name="T4">On Time - Рейс доступен для регистрации (за сутки до плановой даты вылета) и не задержан.</text:span></text:p>
            </text:list-item>
            <text:list-item>
              <text:p text:style-name="P17"><text:span text:style-name="T4">Delayed - Рейс доступен для регистрации (за сутки до плановой даты вылета), но задержан.</text:span></text:p>
            </text:list-item>
            <text:list-item>
              <text:p text:style-name="P17"><text:span text:style-name="T4">Departed - Самолет уже вылетел и находится в воздухе.</text:span></text:p>
            </text:list-item>
            <text:list-item>
              <text:p text:style-name="P17"><text:span text:style-name="T4">Arrived - Самолет прибыл в пункт назначения.</text:span></text:p>
            </text:list-item>
            <text:list-item>
              <text:p text:style-name="P17"><text:span text:style-name="T4">Cancelled - Рейс отменен.</text:span></text:p>
            </text:list-item>
          </text:list>
        </text:list-item>
      </text:list>
      <text:list xml:id="list195721534113676" text:continue-list="list195720895911540" text:style-name="WWNum3">
        <text:list-item>
          <text:p text:style-name="P8"><text:span text:style-name="T4">Столбцы:</text:span></text:p>
          <text:list>
            <text:list-item>
              <text:p text:style-name="P16"><text:span text:style-name="T4">flight_id - serial, NOT NULL</text:span></text:p>
            </text:list-item>
            <text:list-item>
              <text:p text:style-name="P16"><text:span text:style-name="T4">flight_no - char(6), NOT NULL</text:span></text:p>
            </text:list-item>
            <text:list-item>
              <text:p text:style-name="P16"><text:span text:style-name="T4">scheduled_departure - timestamptz, NOT NULL</text:span></text:p>
            </text:list-item>
            <text:list-item>
              <text:p text:style-name="P16"><text:span text:style-name="T4">scheduled_arrival <text:s/>- timestamptz, NOT NULL</text:span></text:p>
            </text:list-item>
            <text:list-item>
              <text:p text:style-name="P16"><text:span text:style-name="T4">departure_airport <text:s/>- char(3), NOT NULL</text:span></text:p>
            </text:list-item>
            <text:list-item>
              <text:p text:style-name="P16"><text:span text:style-name="T4">arrival_airport <text:s/>- char(3), NOT NULL</text:span></text:p>
            </text:list-item>
            <text:list-item>
              <text:p text:style-name="P16"><text:span text:style-name="T4">status <text:s/>- varchar(20), NOT NULL</text:span></text:p>
            </text:list-item>
            <text:list-item>
              <text:p text:style-name="P16"><text:span text:style-name="T4">aircraft_code <text:s/>- char(3), NOT NULL</text:span></text:p>
            </text:list-item>
            <text:list-item>
              <text:p text:style-name="P16"><text:span text:style-name="T4">actual_departure <text:s/>- timestamptz</text:span></text:p>
            </text:list-item>
            <text:list-item>
              <text:p text:style-name="P16"><text:span text:style-name="T4">actual_arrival - timestamptz</text:span></text:p>
            </text:list-item>
          </text:list>
        </text:list-item>
        <text:list-item>
          <text:p text:style-name="P8"><text:span text:style-name="T4">Индексы:</text:span></text:p>
          <text:list>
            <text:list-item>
              <text:p text:style-name="P16"><text:span text:style-name="T4">PRIMARY KEY, btree (flight_id)</text:span></text:p>
            </text:list-item>
            <text:list-item>
              <text:p text:style-name="P16"><text:soft-page-break/><text:span text:style-name="T4">UNIQUE CONSTRAINT, btree (flight_no, scheduled_departure)</text:span></text:p>
            </text:list-item>
          </text:list>
        </text:list-item>
        <text:list-item>
          <text:p text:style-name="P8"><text:span text:style-name="T4">Ограничения-проверки:</text:span></text:p>
          <text:list>
            <text:list-item>
              <text:p text:style-name="P16"><text:span text:style-name="T4">CHECK (scheduled_arrival &gt; scheduled_departure) CHECK ((actual_arrival IS NULL) OR ((actual_departure IS NOT NULL AND actual_arrival IS NOT NULL) AND (actual_arrival &gt; actual_departure)))</text:span></text:p>
            </text:list-item>
            <text:list-item>
              <text:p text:style-name="P16"><text:span text:style-name="T4">CHECK (status IN ('On Time', 'Delayed', 'Departed', <text:s/>'Arrived', 'Scheduled', 'Cancelled'))</text:span></text:p>
            </text:list-item>
          </text:list>
        </text:list-item>
        <text:list-item>
          <text:p text:style-name="P8"><text:span text:style-name="T4">Ограничения внешнего ключа: FOREIGN KEY (aircraft_code)</text:span></text:p>
          <text:list>
            <text:list-item>
              <text:p text:style-name="P16"><text:span text:style-name="T4">REFERENCES aircrafts(aircraft_code) FOREIGN KEY (arrival_airport)</text:span></text:p>
            </text:list-item>
            <text:list-item>
              <text:p text:style-name="P16"><text:span text:style-name="T4">REFERENCES airports(airport_code) FOREIGN KEY (departure_airport)</text:span></text:p>
            </text:list-item>
            <text:list-item>
              <text:p text:style-name="P16"><text:span text:style-name="T4">REFERENCES airports(airport_code)</text:span></text:p>
            </text:list-item>
          </text:list>
        </text:list-item>
        <text:list-item>
          <text:p text:style-name="P8"><text:span text:style-name="T4">Внешние ссылки:</text:span></text:p>
          <text:list>
            <text:list-item>
              <text:p text:style-name="P16"><text:span text:style-name="T4">TABLE "ticket_flights" FOREIGN KEY (flight_id) REFERENCES flights(flight_id)</text:span></text:p>
            </text:list-item>
          </text:list>
        </text:list-item>
      </text:list>
      <text:p text:style-name="P19"/>
      <text:list xml:id="list195721355743791" text:continue-list="list195720177600117" text:style-name="WWNum5">
        <text:list-item>
          <text:p text:style-name="P22"><text:bookmark text:name="_qwwg6c0fnhi"/><text:span text:style-name="T1">Flights_v (Рейсы, расширенное представление) - представление:</text:span></text:p>
        </text:list-item>
      </text:list>
      <text:p text:style-name="Standard"><text:span text:style-name="T4">Над таблицей flights создано представление flights_v, содержащее дополнительную информацию:</text:span></text:p>
      <text:list xml:id="list2824302683" text:style-name="WWNum4">
        <text:list-item>
          <text:p text:style-name="P10"><text:span text:style-name="T4">расшифровку данных об аэропорте вылета (departure_airport, departure_airport_name, departure_city),</text:span></text:p>
        </text:list-item>
        <text:list-item>
          <text:p text:style-name="P10"><text:span text:style-name="T4">расшифровку данных об аэропорте прибытия (arrival_airport, arrival_airport_name, arrival_city),</text:span></text:p>
        </text:list-item>
        <text:list-item>
          <text:p text:style-name="P10"><text:span text:style-name="T4">местное время вылета (scheduled_departure_local, actual_departure_local),</text:span></text:p>
        </text:list-item>
        <text:list-item>
          <text:p text:style-name="P10"><text:span text:style-name="T4">местное время прибытия (scheduled_arrival_local, actual_arrival_local),</text:span></text:p>
        </text:list-item>
        <text:list-item>
          <text:p text:style-name="P10"><text:span text:style-name="T4">продолжительность полета (scheduled_duration, actual_duration).</text:span></text:p>
        </text:list-item>
      </text:list>
      <text:p text:style-name="P1"/>
      <text:list xml:id="list195721633228741" text:continue-list="list195721534113676" text:style-name="WWNum3">
        <text:list-item>
          <text:p text:style-name="P8"><text:span text:style-name="T4">Столбцы:</text:span></text:p>
          <text:list>
            <text:list-item>
              <text:p text:style-name="P16"><text:span text:style-name="T4">flight_id - integer</text:span></text:p>
            </text:list-item>
            <text:list-item>
              <text:p text:style-name="P16"><text:soft-page-break/><text:span text:style-name="T4">flight_no <text:s/>- char(6)</text:span></text:p>
            </text:list-item>
            <text:list-item>
              <text:p text:style-name="P16"><text:span text:style-name="T4">scheduled_departure <text:s/>- timestamptz</text:span></text:p>
            </text:list-item>
            <text:list-item>
              <text:p text:style-name="P16"><text:span text:style-name="T4">scheduled_departure_local - timestamp</text:span></text:p>
            </text:list-item>
            <text:list-item>
              <text:p text:style-name="P16"><text:span text:style-name="T4">scheduled_arrival <text:s/>- timestamptz</text:span></text:p>
            </text:list-item>
            <text:list-item>
              <text:p text:style-name="P16"><text:span text:style-name="T4">scheduled_arrival_local - timestamp</text:span></text:p>
            </text:list-item>
            <text:list-item>
              <text:p text:style-name="P16"><text:span text:style-name="T4">scheduled_duration <text:s/>- interval</text:span></text:p>
            </text:list-item>
            <text:list-item>
              <text:p text:style-name="P16"><text:span text:style-name="T4">departure_airport <text:s/>- char(3)</text:span></text:p>
            </text:list-item>
            <text:list-item>
              <text:p text:style-name="P16"><text:span text:style-name="T4">departure_airport_name <text:s/>- text</text:span></text:p>
            </text:list-item>
            <text:list-item>
              <text:p text:style-name="P16"><text:span text:style-name="T4">departure_city <text:s/>- text</text:span></text:p>
            </text:list-item>
            <text:list-item>
              <text:p text:style-name="P16"><text:span text:style-name="T4">arrival_airport <text:s/>- char(3)</text:span></text:p>
            </text:list-item>
            <text:list-item>
              <text:p text:style-name="P16"><text:span text:style-name="T4">arrival_airport_name <text:s/>- text</text:span></text:p>
            </text:list-item>
            <text:list-item>
              <text:p text:style-name="P16"><text:span text:style-name="T4">arrival_city - text</text:span></text:p>
            </text:list-item>
            <text:list-item>
              <text:p text:style-name="P16"><text:span text:style-name="T4">status - varchar(20)</text:span></text:p>
            </text:list-item>
            <text:list-item>
              <text:p text:style-name="P16"><text:span text:style-name="T4">aircraft_code <text:s/>- char(3)</text:span></text:p>
            </text:list-item>
            <text:list-item>
              <text:p text:style-name="P16"><text:span text:style-name="T4">actual_departure <text:s/>- timestamptz</text:span></text:p>
            </text:list-item>
            <text:list-item>
              <text:p text:style-name="P16"><text:span text:style-name="T4">actual_departure_local - timestamp</text:span></text:p>
            </text:list-item>
            <text:list-item>
              <text:p text:style-name="P16"><text:span text:style-name="T4">actual_arrival <text:s/>- timestamptz</text:span></text:p>
            </text:list-item>
            <text:list-item>
              <text:p text:style-name="P16"><text:span text:style-name="T4">actual_arrival_local <text:s/>- timestamp</text:span></text:p>
            </text:list-item>
            <text:list-item>
              <text:p text:style-name="P16"><text:span text:style-name="T4">actual_duration - interval</text:span></text:p>
            </text:list-item>
          </text:list>
        </text:list-item>
      </text:list>
      <text:p text:style-name="P19"/>
      <text:list xml:id="list195721361333197" text:continue-list="list195721355743791" text:style-name="WWNum5">
        <text:list-item>
          <text:p text:style-name="P22"><text:bookmark text:name="_cfcx3tkg84v8"/><text:span text:style-name="T2">Flights_Distance (Дальность перелетов) - вновь созданное материализованное представление:</text:span></text:p>
        </text:list-item>
      </text:list>
      <text:p text:style-name="Standard"><text:soft-page-break/><text:span text:style-name="T7">Материализованное представление flights_distance было создано для снижения операционной нагрузки при вычислении расстояния между аэропортами, связанными прямыми рейсами, и нагрузкой на самолеты, выполняющие перелеты между этими аэропортами.</text:span></text:p>
      <text:p text:style-name="P2"/>
      <text:p text:style-name="Standard"><text:span text:style-name="T7">Созданное материализованное представление flights_distance включило в себя данные из таблиц рейсов flights, аэропортов airports и самолетов aircrafts.</text:span></text:p>
      <text:p text:style-name="P2"/>
      <text:list xml:id="list195722125330678" text:continue-list="list195721633228741" text:style-name="WWNum3">
        <text:list-item>
          <text:p text:style-name="P8"><text:span text:style-name="T7">Столбцы:</text:span></text:p>
          <text:list>
            <text:list-item>
              <text:p text:style-name="P16"><text:span text:style-name="T7">distance_km - int(4)</text:span></text:p>
            </text:list-item>
            <text:list-item>
              <text:p text:style-name="P16"><text:span text:style-name="T7">aircraft_range - int(4)</text:span></text:p>
            </text:list-item>
            <text:list-item>
              <text:p text:style-name="P16"><text:span text:style-name="T7">aircraft_model - text</text:span></text:p>
            </text:list-item>
            <text:list-item>
              <text:p text:style-name="P16"><text:span text:style-name="T7">departure_code - char(3)</text:span></text:p>
            </text:list-item>
            <text:list-item>
              <text:p text:style-name="P16"><text:span text:style-name="T7">departure_city - text</text:span></text:p>
            </text:list-item>
            <text:list-item>
              <text:p text:style-name="P16"><text:span text:style-name="T7">arrival_code - char(3)</text:span></text:p>
            </text:list-item>
            <text:list-item>
              <text:p text:style-name="P16"><text:span text:style-name="T7">arrival_city - text</text:span></text:p>
            </text:list-item>
            <text:list-item>
              <text:p text:style-name="P16"><text:span text:style-name="T7">route - text</text:span></text:p>
            </text:list-item>
          </text:list>
        </text:list-item>
      </text:list>
      <text:p text:style-name="P20"/>
      <text:list xml:id="list195721486881279" text:continue-list="list195721361333197" text:style-name="WWNum5">
        <text:list-item>
          <text:p text:style-name="P22"><text:bookmark text:name="_66388l5nj7el"/><text:span text:style-name="T1">Routes (Маршруты) - материализованное представление:</text:span></text:p>
        </text:list-item>
      </text:list>
      <text:p text:style-name="Standard"><text:span text:style-name="T4">Таблица рейсов flights содержит избыточность. В материализованном представлении routes из нее выделена информация о маршруте (номер рейса, аэропорты отправления и назначения), которая не зависит от конкретных дат рейсов.</text:span></text:p>
      <text:p text:style-name="P1"/>
      <text:list xml:id="list195721684214492" text:continue-list="list195722125330678" text:style-name="WWNum3">
        <text:list-item>
          <text:p text:style-name="P8"><text:span text:style-name="T4">Столбцы:</text:span></text:p>
          <text:list>
            <text:list-item>
              <text:p text:style-name="P16"><text:span text:style-name="T4">flight_no - char(6)</text:span></text:p>
            </text:list-item>
            <text:list-item>
              <text:p text:style-name="P16"><text:span text:style-name="T4">departure_airport <text:s/>- char(3)</text:span></text:p>
            </text:list-item>
            <text:list-item>
              <text:p text:style-name="P16"><text:span text:style-name="T4">departure_airport_name - text</text:span></text:p>
            </text:list-item>
            <text:list-item>
              <text:p text:style-name="P16"><text:soft-page-break/><text:span text:style-name="T4">departure_city - text</text:span></text:p>
            </text:list-item>
            <text:list-item>
              <text:p text:style-name="P16"><text:span text:style-name="T4">arrival_airport - char(3)</text:span></text:p>
            </text:list-item>
            <text:list-item>
              <text:p text:style-name="P16"><text:span text:style-name="T4">arrival_airport_name - text</text:span></text:p>
            </text:list-item>
            <text:list-item>
              <text:p text:style-name="P16"><text:span text:style-name="T4">arrival_city - text</text:span></text:p>
            </text:list-item>
            <text:list-item>
              <text:p text:style-name="P16"><text:span text:style-name="T4">aircraft_code - char(3)</text:span></text:p>
            </text:list-item>
            <text:list-item>
              <text:p text:style-name="P16"><text:span text:style-name="T4">duration - interval</text:span></text:p>
            </text:list-item>
            <text:list-item>
              <text:p text:style-name="P16"><text:span text:style-name="T4">days_of_week - integer[]</text:span></text:p>
            </text:list-item>
          </text:list>
        </text:list-item>
      </text:list>
      <text:p text:style-name="P1"/>
      <text:list xml:id="list195721896421949" text:continue-list="list195721486881279" text:style-name="WWNum5">
        <text:list-item>
          <text:p text:style-name="P22"><text:bookmark text:name="_qpbdjroosrba"/><text:span text:style-name="T1">Seats (Места в самолете) - таблица:</text:span></text:p>
        </text:list-item>
      </text:list>
      <text:p text:style-name="Standard"><text:span text:style-name="T4">Места определяют схему салона каждой модели. Каждое место определяется своим номером (seat_no) и имеет закрепленный за ним класс обслуживания (fare_conditions) — Economy, Comfort или Business.</text:span></text:p>
      <text:p text:style-name="P1"/>
      <text:list xml:id="list195721656844163" text:continue-list="list195721684214492" text:style-name="WWNum3">
        <text:list-item>
          <text:p text:style-name="P8"><text:span text:style-name="T4">Столбцы:</text:span></text:p>
          <text:list>
            <text:list-item>
              <text:p text:style-name="P16"><text:span text:style-name="T4">aircraft_code - char(3), NOT NULL</text:span></text:p>
            </text:list-item>
            <text:list-item>
              <text:p text:style-name="P16"><text:span text:style-name="T4">seat_no - varchar(4), NOT NULL</text:span></text:p>
            </text:list-item>
            <text:list-item>
              <text:p text:style-name="P16"><text:span text:style-name="T4">fare_conditions - varchar(10), NOT NULL</text:span></text:p>
            </text:list-item>
          </text:list>
        </text:list-item>
        <text:list-item>
          <text:p text:style-name="P8"><text:span text:style-name="T4">Индексы:</text:span></text:p>
          <text:list>
            <text:list-item>
              <text:p text:style-name="P16"><text:span text:style-name="T4">PRIMARY KEY, btree (aircraft_code, seat_no)</text:span></text:p>
            </text:list-item>
          </text:list>
        </text:list-item>
        <text:list-item>
          <text:p text:style-name="P8"><text:span text:style-name="T4">Ограничения-проверки:</text:span></text:p>
          <text:list>
            <text:list-item>
              <text:p text:style-name="P16"><text:span text:style-name="T4">CHECK (fare_conditions IN ('Economy', 'Comfort', 'Business'))</text:span></text:p>
            </text:list-item>
          </text:list>
        </text:list-item>
        <text:list-item>
          <text:p text:style-name="P8"><text:span text:style-name="T4">Ограничения внешнего ключа:</text:span></text:p>
          <text:list>
            <text:list-item>
              <text:p text:style-name="P16"><text:span text:style-name="T4">FOREIGN KEY (aircraft_code)</text:span></text:p>
            </text:list-item>
            <text:list-item>
              <text:p text:style-name="P16"><text:soft-page-break/><text:span text:style-name="T4">REFERENCES aircrafts(aircraft_code) ON DELETE CASCADE</text:span></text:p>
            </text:list-item>
          </text:list>
        </text:list-item>
      </text:list>
      <text:p text:style-name="P19"/>
      <text:list xml:id="list195722224949425" text:continue-list="list195721896421949" text:style-name="WWNum5">
        <text:list-item>
          <text:p text:style-name="P22"><text:bookmark text:name="_l9zgqjmymh36"/><text:span text:style-name="T1">Ticket_flights (Перелеты) - таблица:</text:span></text:p>
        </text:list-item>
      </text:list>
      <text:p text:style-name="Standard"><text:span text:style-name="T4">Перелет соединяет билет с рейсом и идентифицируется их номерами.</text:span></text:p>
      <text:p text:style-name="Standard"><text:span text:style-name="T4">Для каждого перелета указываются его стоимость (amount) и класс обслуживания (fare_conditions).</text:span></text:p>
      <text:p text:style-name="P1"/>
      <text:list xml:id="list195721134233434" text:continue-list="list195721656844163" text:style-name="WWNum3">
        <text:list-item>
          <text:p text:style-name="P8"><text:span text:style-name="T4">Столбцы:</text:span></text:p>
          <text:list>
            <text:list-item>
              <text:p text:style-name="P16"><text:span text:style-name="T4">ticket_no - char(13), NOT NULL</text:span></text:p>
            </text:list-item>
            <text:list-item>
              <text:p text:style-name="P16"><text:span text:style-name="T4">flight_id - integer, NOT NULL</text:span></text:p>
            </text:list-item>
            <text:list-item>
              <text:p text:style-name="P16"><text:span text:style-name="T4">fare_conditions - varchar(10), NOT NULL</text:span></text:p>
            </text:list-item>
            <text:list-item>
              <text:p text:style-name="P16"><text:span text:style-name="T4">amount - numeric(10,2), NOT NULL</text:span></text:p>
            </text:list-item>
          </text:list>
        </text:list-item>
        <text:list-item>
          <text:p text:style-name="P8"><text:span text:style-name="T4">Индексы:</text:span></text:p>
          <text:list>
            <text:list-item>
              <text:p text:style-name="P16"><text:span text:style-name="T4">PRIMARY KEY, btree (ticket_no, flight_id)</text:span></text:p>
            </text:list-item>
          </text:list>
        </text:list-item>
        <text:list-item>
          <text:p text:style-name="P8"><text:span text:style-name="T4">Ограничения-проверки:</text:span></text:p>
          <text:list>
            <text:list-item>
              <text:p text:style-name="P16"><text:span text:style-name="T4">CHECK (amount &gt;= 0)</text:span></text:p>
            </text:list-item>
            <text:list-item>
              <text:p text:style-name="P16"><text:span text:style-name="T4">CHECK (fare_conditions IN ('Economy', 'Comfort', 'Business'))</text:span></text:p>
            </text:list-item>
          </text:list>
        </text:list-item>
        <text:list-item>
          <text:p text:style-name="P8"><text:span text:style-name="T4">Ограничения внешнего ключа:</text:span></text:p>
          <text:list>
            <text:list-item>
              <text:p text:style-name="P16"><text:span text:style-name="T4">FOREIGN KEY (flight_id) REFERENCES flights(flight_id)</text:span></text:p>
            </text:list-item>
            <text:list-item>
              <text:p text:style-name="P16"><text:span text:style-name="T4">FOREIGN KEY (ticket_no) REFERENCES tickets(ticket_no)</text:span></text:p>
            </text:list-item>
          </text:list>
        </text:list-item>
        <text:list-item>
          <text:p text:style-name="P8"><text:span text:style-name="T4">Внешние ссылки:</text:span></text:p>
          <text:list>
            <text:list-item>
              <text:p text:style-name="P16"><text:span text:style-name="T4">TABLE "boarding_passes" FOREIGN KEY (ticket_no, flight_id) REFERENCES ticket_flights(ticket_no, flight_id)</text:span></text:p>
            </text:list-item>
          </text:list>
        </text:list-item>
      </text:list>
      <text:p text:style-name="P1"><text:soft-page-break/></text:p>
      <text:list xml:id="list195722273440626" text:continue-list="list195722224949425" text:style-name="WWNum5">
        <text:list-item>
          <text:p text:style-name="P22"><text:bookmark text:name="_axy1l4vbil8y"/><text:span text:style-name="T1">Tickets (Билеты) - таблица:</text:span></text:p>
        </text:list-item>
      </text:list>
      <text:p text:style-name="Standard"><text:span text:style-name="T4">Билет имеет уникальный номер (ticket_no), состоящий из 13 цифр.</text:span></text:p>
      <text:p text:style-name="P1"/>
      <text:p text:style-name="Standard"><text:span text:style-name="T4">Билет содержит идентификатор пассажира (passenger_id) — номер документа, удостоверяющего личность, — его фамилию и имя (passenger_name) и контактную информацию (contact_date).</text:span></text:p>
      <text:p text:style-name="P1"/>
      <text:p text:style-name="Standard"><text:span text:style-name="T4">Ни идентификатор пассажира, ни имя не являются постоянными (можно поменять паспорт, можно сменить фамилию), поэтому однозначно найти все билеты одного и того же пассажира невозможно.</text:span></text:p>
      <text:p text:style-name="P1"/>
      <text:list xml:id="list195720988674209" text:continue-list="list195721134233434" text:style-name="WWNum3">
        <text:list-item>
          <text:p text:style-name="P8"><text:span text:style-name="T4">Столбцы:</text:span></text:p>
          <text:list>
            <text:list-item>
              <text:p text:style-name="P16"><text:span text:style-name="T4">ticket_no - char(13), NOT NULL</text:span></text:p>
            </text:list-item>
            <text:list-item>
              <text:p text:style-name="P16"><text:span text:style-name="T4">book_ref - char(6), NOT NULL</text:span></text:p>
            </text:list-item>
            <text:list-item>
              <text:p text:style-name="P16"><text:span text:style-name="T4">passenger_id - varchar(20), NOT NULL</text:span></text:p>
            </text:list-item>
            <text:list-item>
              <text:p text:style-name="P16"><text:span text:style-name="T4">passenger_name - text, NOT NULL</text:span></text:p>
            </text:list-item>
            <text:list-item>
              <text:p text:style-name="P16"><text:span text:style-name="T4">contact_data - jsonb</text:span></text:p>
            </text:list-item>
          </text:list>
        </text:list-item>
        <text:list-item>
          <text:p text:style-name="P8"><text:span text:style-name="T4">Индексы:</text:span></text:p>
          <text:list>
            <text:list-item>
              <text:p text:style-name="P16"><text:span text:style-name="T4">PRIMARY KEY, btree (ticket_no)</text:span></text:p>
            </text:list-item>
          </text:list>
        </text:list-item>
        <text:list-item>
          <text:p text:style-name="P8"><text:span text:style-name="T4">Ограничения внешнего ключа:</text:span></text:p>
          <text:list>
            <text:list-item>
              <text:p text:style-name="P16"><text:span text:style-name="T4">FOREIGN KEY (book_ref) REFERENCES bookings(book_ref)</text:span></text:p>
            </text:list-item>
          </text:list>
        </text:list-item>
        <text:list-item>
          <text:p text:style-name="P8"><text:span text:style-name="T4">Внешние ссылки:</text:span></text:p>
          <text:list>
            <text:list-item>
              <text:p text:style-name="P16"><text:span text:style-name="T4">TABLE "ticket_flights" FOREIGN KEY (ticket_no) REFERENCES tickets(ticket_no)</text:span></text:p>
            </text:list-item>
          </text:list>
        </text:list-item>
      </text:list>
      <text:p text:style-name="P1"/>
      <text:p text:style-name="Heading_20_3"><text:bookmark text:name="_fxodms80uspj"/><text:soft-page-break/><text:span text:style-name="T1">Описание связей и бизнес области БД</text:span></text:p>
      <text:p text:style-name="P1"/>
      <text:p text:style-name="Standard"><text:span text:style-name="T4">В одно бронирование можно включить несколько пассажиров, каждому из которых выписывается отдельный билет (tickets). Билет имеет уникальный номер и содержит информацию о пассажире. Как таковой пассажир не является отдельной сущностью. Как имя, так и номер документа пассажира могут меняться с течением времени, так что невозможно однозначно найти все билеты одного человека; для простоты можно считать, что все пассажиры уникальны.</text:span></text:p>
      <text:p text:style-name="P1"/>
      <text:p text:style-name="Standard"><text:span text:style-name="T4">Билет включает один или несколько перелетов (ticket_flights). Несколько перелетов могут включаться в билет в случаях, когда нет нет прямого рейса, соединяющего пункты отправления и назначения (полет с пересадками), либо когда билет взят “туда и обратно”. В схеме данных нет жесткого ограничения, но предполагается, что все билеты в одном бронировании имеют одинаковый набор перелетов.</text:span></text:p>
      <text:p text:style-name="P1"/>
      <text:p text:style-name="Standard"><text:span text:style-name="T4">Каждый рейс (flights) следует из одного аэропорта (airports) в другой. Рейсы с одним номером имеют одинаковые пункты вылета и назначения, но будут отличаться датой отправления.</text:span></text:p>
      <text:p text:style-name="P1"/>
      <text:p text:style-name="Standard"><text:span text:style-name="T4">При регистрации на рейс пассажиру выдается посадочный талон (boarding_passes), в котором указано место в самолете. Пассажир может зарегистрироваться только на тот рейс, который есть у него в билете. Комбинация рейса и места в самолете должна быть уникальной, чтобы не допустить выдачу двух посадочных талонов на одно место.</text:span></text:p>
      <text:p text:style-name="Standard"><text:span text:style-name="T4">Количество мест (seats) в самолете и их распределение по классам обслуживания зависит от модели самолета (aircrafts), выполняющего рейс. Предполагается, что каждая модель самолета имеет только одну компоновку салона. Схема данных не контролирует, что места в посадочных талонах соответствуют имеющимся в самолете.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style:text-underline-style="none" fo:font-weight="bold"/>
    </style:style>
    <style:style style:name="ListLabel_20_20" style:display-name="ListLabel 20" style:family="text">
      <style:text-properties style:font-name="Roboto" fo:font-family="Roboto" style:font-family-generic="roman" style:font-pitch="variable"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style:text-underline-style="none"/>
    </style:style>
    <style:style style:name="ListLabel_20_47" style:display-name="ListLabel 47" style:family="text">
      <style:text-properties style:font-name="Roboto" fo:font-family="Roboto" style:font-family-generic="roman" style:font-pitch="variable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style:text-underline-style="none"/>
    </style:style>
    <style:style style:name="ListLabel_20_56" style:display-name="ListLabel 56" style:family="text">
      <style:text-properties style:font-name="Roboto" fo:font-family="Roboto" style:font-family-generic="roman" style:font-pitch="variable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Roboto" fo:font-family="Roboto" style:font-family-generic="roman" style:font-pitch="variable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Roboto" fo:font-family="Roboto" style:font-family-generic="roman" style:font-pitch="variable" style:text-underline-style="none"/>
    </style:style>
    <style:style style:name="ListLabel_20_74" style:display-name="ListLabel 74" style:family="text">
      <style:text-properties style:font-name="Roboto" fo:font-family="Roboto" style:font-family-generic="roman" style:font-pitch="variable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221" meta:word-count="1728" meta:character-count="12540" meta:non-whitespace-character-count="11191"/>
    <meta:generator>LibreOfficeDev/6.0.5.2$Linux_X86_64 LibreOffice_project/</meta:generator>
  </office:meta>
</office:document-meta>
</file>